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92.84pt"/>
    </style:style>
    <style:style style:name="co3" style:family="table-column">
      <style:table-column-properties fo:break-before="auto" style:column-width="96.35pt"/>
    </style:style>
    <style:style style:name="co4" style:family="table-column">
      <style:table-column-properties fo:break-before="auto" style:column-width="179.29pt"/>
    </style:style>
    <style:style style:name="co5" style:family="table-column">
      <style:table-column-properties fo:break-before="auto" style:column-width="394.7pt"/>
    </style:style>
    <style:style style:name="co6" style:family="table-column">
      <style:table-column-properties fo:break-before="auto" style:column-width="151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pt" fo:break-before="auto" style:use-optimal-row-height="true"/>
    </style:style>
    <style:style style:name="ro3" style:family="table-row">
      <style:table-row-properties style:row-height="23.75pt" fo:break-before="auto" style:use-optimal-row-height="true"/>
    </style:style>
    <style:style style:name="ro4" style:family="table-row">
      <style:table-row-properties style:row-height="35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40.59pt" fo:break-before="auto" style:use-optimal-row-height="true"/>
    </style:style>
    <style:style style:name="ro7" style:family="table-row">
      <style:table-row-properties style:row-height="27.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style:vertical-align="top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PoE-ISO_Rev_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Quantity</text:p>
          </table:table-cell>
          <table:table-cell table:style-name="ce7" office:value-type="string" calcext:value-type="string">
            <text:p>Designation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49.9R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0,R11,R12,R1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220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8,R47,R19,R24,R4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20R/5%/0.25W/R1206</text:p>
          </table:table-cell>
          <table:table-cell table:style-name="ce7" office:value-type="string" calcext:value-type="string">
            <text:p>R1206</text:p>
          </table:table-cell>
          <table:table-cell table:style-name="ce7" office:value-type="string" calcext:value-type="string">
            <text:p>R43,R4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2,R20,R21,R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2.2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8,R14,R15,R5,R31,R35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RA1206_(4X0603)_4B8_2.2k</text:p>
          </table:table-cell>
          <table:table-cell table:style-name="ce7" office:value-type="string" calcext:value-type="string">
            <text:p>RA1206</text:p>
          </table:table-cell>
          <table:table-cell table:style-name="ce7" office:value-type="string" calcext:value-type="string">
            <text:p>RM1,RM3,RM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.01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.3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1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7,R48,R1,R2,R25,R36,R3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.1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5.5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47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3,R4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32" office:value-type="string" calcext:value-type="string">
            <text:p>49.9k/1%/R0402</text:p>
          </table:table-cell>
          <table:table-cell table:style-name="ce32" office:value-type="string" calcext:value-type="string">
            <text:p>R0402</text:p>
          </table:table-cell>
          <table:table-cell table:style-name="ce32" office:value-type="string" calcext:value-type="string">
            <text:p>R30</text:p>
          </table:table-cell>
          <table:table-cell table:style-name="ce43"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10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32" office:value-type="string" calcext:value-type="string">
            <text:p>220k/R0402</text:p>
          </table:table-cell>
          <table:table-cell table:style-name="ce32" office:value-type="string" calcext:value-type="string">
            <text:p>R0402</text:p>
          </table:table-cell>
          <table:table-cell table:style-name="ce32" office:value-type="string" calcext:value-type="string">
            <text:p>R29</text:p>
          </table:table-cell>
          <table:table-cell table:style-name="ce43"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>
            <text:p>470k/R0402</text:p>
          </table:table-cell>
          <table:table-cell table:style-name="ce32" office:value-type="string" calcext:value-type="string">
            <text:p>R0402</text:p>
          </table:table-cell>
          <table:table-cell table:style-name="ce32" office:value-type="string" calcext:value-type="string">
            <text:p>R7,R16</text:p>
          </table:table-cell>
          <table:table-cell table:style-name="ce43"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2.2uH/1.5A/DCR=72mR/20%/</text:p>
            <text:p>3.00x3.00x1.50mm/</text:p>
            <text:p>CD32(NR3015T2R2M)</text:p>
          </table:table-cell>
          <table:table-cell table:style-name="ce7" office:value-type="string" calcext:value-type="string">
            <text:p>CD32</text:p>
          </table:table-cell>
          <table:table-cell table:style-name="ce7" office:value-type="string" calcext:value-type="string">
            <text:p>L2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3uH/2.1A/DCR=0.1R/20%/DBS135</text:p>
            <text:p>(PD3316MT330)</text:p>
          </table:table-cell>
          <table:table-cell table:style-name="ce7" office:value-type="string" calcext:value-type="string">
            <text:p>DBS135</text:p>
          </table:table-cell>
          <table:table-cell table:style-name="ce7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B0805/600R/2A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L1,L6,L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7pF/50V/5%/C0G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4,C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nF/50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26,C2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2000V/10%/X7R/C1206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100nF/16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8,C11,C15,C16,C18,C14,C2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0nF/100V/20%/C1206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2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F/6.3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7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F/100V/20%/X7R/C1206</text:p>
            <text:p>(AVX_12061C225KAT2A_Comet)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12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5uF/100V/20%/RM2.5/6.3x11mm</text:p>
            <text:p>(Farnell:1281844)</text:p>
          </table:table-cell>
          <table:table-cell table:style-name="ce7" office:value-type="string" calcext:value-type="string">
            <text:p>6.3x11mm</text:p>
          </table:table-cell>
          <table:table-cell table:style-name="ce7"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7,C9,C13,C22,C1,C6,C30,C10,C1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7uF/6.3V/20%/X5R/C0805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680uF/10V/20%/105C/RM3.5/8x11.5mm</text:p>
          </table:table-cell>
          <table:table-cell table:style-name="ce7" office:value-type="string" calcext:value-type="string">
            <text:p>8.0x11.5mm</text:p>
          </table:table-cell>
          <table:table-cell table:style-name="ce7" office:value-type="string" calcext:value-type="string">
            <text:p>C2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GREEN/0603</text:p>
          </table:table-cell>
          <table:table-cell table:style-name="ce7" office:value-type="string" calcext:value-type="string">
            <text:p>LED_0603</text:p>
          </table:table-cell>
          <table:table-cell table:style-name="ce7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ED/YELLOW/0603</text:p>
          </table:table-cell>
          <table:table-cell table:style-name="ce7" office:value-type="string" calcext:value-type="string">
            <text:p>LED_0603</text:p>
          </table:table-cell>
          <table:table-cell table:style-name="ce7" office:value-type="string" calcext:value-type="string">
            <text:p>CHRG1,AC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RED/0603</text:p>
          </table:table-cell>
          <table:table-cell table:style-name="ce7" office:value-type="string" calcext:value-type="string">
            <text:p>LED_0603</text:p>
          </table:table-cell>
          <table:table-cell table:style-name="ce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T54C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1N5819S4/SOD123</text:p>
          </table:table-cell>
          <table:table-cell table:style-name="ce7" office:value-type="string" calcext:value-type="string">
            <text:p>SOD-123</text:p>
          </table:table-cell>
          <table:table-cell table:style-name="ce7" office:value-type="string" calcext:value-type="string">
            <text:p>D1,D3,D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S510/100V/5A/0.85V/DO214AB(SMC)</text:p>
          </table:table-cell>
          <table:table-cell table:style-name="ce7" office:value-type="string" calcext:value-type="string">
            <text:p>DO214AB(SMC)</text:p>
          </table:table-cell>
          <table:table-cell table:style-name="ce7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C817-40(SOT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TC114YKA(SOT-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WPM2015-3/TR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0505S-3WR2(SIP-7)</text:p>
          </table:table-cell>
          <table:table-cell table:style-name="ce7" office:value-type="string" calcext:value-type="string">
            <text:p>SIP-7</text:p>
          </table:table-cell>
          <table:table-cell table:style-name="ce7" office:value-type="string" calcext:value-type="string">
            <text:p>DCDC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L4054B-42TPRN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AN8710A-EZC(QFN32)</text:p>
          </table:table-cell>
          <table:table-cell table:style-name="ce7" office:value-type="string" calcext:value-type="string">
            <text:p>QFN32</text:p>
          </table:table-cell>
          <table:table-cell table:style-name="ce7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i3402-B-GM(QFN-20_5x5mm)</text:p>
          </table:table-cell>
          <table:table-cell table:style-name="ce7" office:value-type="string" calcext:value-type="string">
            <text:p>QFN-20</text:p>
          </table:table-cell>
          <table:table-cell table:style-name="ce7"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P-WROOM-32</text:p>
          </table:table-cell>
          <table:table-cell table:style-name="ce7" office:value-type="string" calcext:value-type="string">
            <text:p>WROOM-32</text:p>
          </table:table-cell>
          <table:table-cell table:style-name="ce7"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H340T(SSOP20W)</text:p>
          </table:table-cell>
          <table:table-cell table:style-name="ce7" office:value-type="string" calcext:value-type="string">
            <text:p>SSOP-20W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Y8089A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12MHz/20pF/10ppm/4P/3.2x2.5mm</text:p>
          </table:table-cell>
          <table:table-cell table:style-name="ce7" office:value-type="string" calcext:value-type="string">
            <text:p>3.2x2.5mm</text:p>
          </table:table-cell>
          <table:table-cell table:style-name="ce7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SB-SWMM-5B-LF(USB_MICRO)</text:p>
          </table:table-cell>
          <table:table-cell table:style-name="ce7" office:value-type="string" calcext:value-type="string">
            <text:p>R_0402</text:p>
          </table:table-cell>
          <table:table-cell table:style-name="ce7"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-B-V-10-LF</text:p>
          </table:table-cell>
          <table:table-cell table:style-name="ce7" office:value-type="string" calcext:value-type="string">
            <text:p>GBH-254-SMT-10</text:p>
          </table:table-cell>
          <table:table-cell table:style-name="ce7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DW02R</text:p>
          </table:table-cell>
          <table:table-cell table:style-name="ce7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FC-9P-1.7H(ATFFS150A01BR016)</text:p>
          </table:table-cell>
          <table:table-cell table:style-name="ce7" office:value-type="string" calcext:value-type="string">
            <text:p>uSD(TFC-9P-1.xH)</text:p>
          </table:table-cell>
          <table:table-cell table:style-name="ce7" office:value-type="string" calcext:value-type="string">
            <text:p>MICRO_SD1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1">RJP-003TC1(LPJ4112CNL)---</text:span></text:p>
            <text:p>Pin&lt;7&gt;_and_&lt;8&gt;_to_be_CUT!!!</text:p>
          </table:table-cell>
          <table:table-cell table:style-name="ce7" office:value-type="string" calcext:value-type="string">
            <text:p>RJP-003TC1</text:p>
            <text:p>(LPJ4112CNL)</text:p>
          </table:table-cell>
          <table:table-cell table:style-name="ce7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T1185AU2</text:p>
          </table:table-cell>
          <table:table-cell table:style-name="ce7" office:value-type="string" calcext:value-type="string">
            <text:p>IT1185AU2_V2</text:p>
          </table:table-cell>
          <table:table-cell table:style-name="ce7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6"/>
          <table:table-cell table:style-name="ce11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9,R4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49.9R/1%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0uF/6.3V/20%/X5R/C0603)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S(HN1x10)</text:p>
          </table:table-cell>
          <table:table-cell table:style-name="ce7" office:value-type="string" calcext:value-type="string">
            <text:p>HN1x10</text:p>
          </table:table-cell>
          <table:table-cell table:style-name="ce7"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FB0805/600R/2A)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L3</text:p>
          </table:table-cell>
          <table:table-cell table:number-columns-repeated="1020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1.0nF/3kV/10%/X7R/SMD/1808</text:p>
            <text:p>(VISHAY-VJ1808Y102KBHAT4X_</text:p>
            <text:p>Farnell-2407291))</text:p>
          </table:table-cell>
          <table:table-cell table:style-name="ce7" office:value-type="string" calcext:value-type="string">
            <text:p>C1808(4520)</text:p>
          </table:table-cell>
          <table:table-cell table:style-name="ce7" office:value-type="string" calcext:value-type="string">
            <text:p>C20,C23</text:p>
          </table:table-cell>
          <table:table-cell table:number-columns-repeated="1020"/>
        </table:table-row>
        <table:table-row table:style-name="ro1" table:number-rows-repeated="3">
          <table:table-cell table:style-name="ce20"/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21"/>
          <table:table-cell table:style-name="ce28" office:value-type="string" calcext:value-type="string">
            <text:p>Да се тества:</text:p>
          </table:table-cell>
          <table:table-cell table:style-name="ce28" table:number-columns-repeated="2"/>
          <table:table-cell table:number-columns-repeated="1020"/>
        </table:table-row>
        <table:table-row table:style-name="ro5">
          <table:table-cell table:style-name="ce22" office:value-type="string" calcext:value-type="string">
            <text:p>Дали ще бъде необходимо да се насищат C20 и C23 за серията?!</text:p>
          </table:table-cell>
          <table:table-cell table:style-name="ce22" table:number-columns-repeated="3"/>
          <table:table-cell table:number-columns-repeated="1020"/>
        </table:table-row>
        <table:table-row table:style-name="ro6">
          <table:table-cell table:style-name="ce22" office:value-type="string" calcext:value-type="string">
            <text:p>За теста, да се позват 2 броя: 1nF/2000V/10%/X7R/C1206 наситени ръчно </text:p>
            <text:p>на мястото на C20 и C23, защото такива имаме! </text:p>
            <text:p>Да имаме поне 2 платки с и 2 платки без наситени С20 и С23!</text:p>
          </table:table-cell>
          <table:table-cell table:style-name="ce22" table:number-columns-repeated="3"/>
          <table:table-cell table:number-columns-repeated="1020"/>
        </table:table-row>
        <table:table-row table:style-name="ro7">
          <table:table-cell table:style-name="ce22" office:value-type="string" calcext:value-type="string">
            <text:p>Ако е необходимо, за серията да се поръчат: </text:p>
            <text:p>1.0nF/3kV/10%/X7R/SMD/1808(VISHAY-VJ1808Y102KBHAT4X_Farnell-2407291)</text:p>
          </table:table-cell>
          <table:table-cell table:style-name="ce22" table:number-columns-repeated="3"/>
          <table:table-cell table:number-columns-repeated="1020"/>
        </table:table-row>
        <table:table-row table:style-name="ro8">
          <table:table-cell table:style-name="ce30" office:value-type="string" calcext:value-type="string">
            <text:p>Да се тества Low Power режима на ESP32, дали е добре и какво може да се направи?!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table:style-name="ce15"/>
          <table:table-cell table:number-columns-repeated="1020"/>
        </table:table-row>
        <table:table-row table:style-name="ro1" table:number-rows-repeated="1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3">
          <table:table-cell table:style-name="Default"/>
          <table:table-cell table:number-columns-repeated="102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0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6pt" fo:font-weight="bold"/>
    </style:style>
  </office:automatic-styles>
  <office:master-styles>
    <style:master-page style:name="Default" style:page-layout-name="Mpm1">
      <style:header>
        <style:region-left>
          <text:p><text:time style:data-style-name="N2" text:time-value="16:07:10.594911978">00:00:00</text:time></text:p>
        </style:region-left>
        <style:region-center>
          <text:p><text:span text:style-name="MT1"><text:sheet-name>???</text:sheet-name></text:span></text:p>
        </style:region-center>
        <style:region-right>
          <text:p><text:date style:data-style-name="N2" text:date-value="2019-02-15">00/00/0000</text:date></text:p>
        </style:region-right>
      </style:header>
      <style:header-left style:display="false"/>
      <style:footer>
        <text:p>Page <text:page-count>99</text:page-count>/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16:07:10.598623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15T16:07:19.251453762</dc:date>
    <meta:editing-duration>PT1H13M23S</meta:editing-duration>
    <meta:editing-cycles>22</meta:editing-cycles>
    <meta:document-statistic meta:table-count="1" meta:cell-count="253" meta:object-count="0"/>
  </office:meta>
</office:document-meta>
</file>